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10004" number:language="pl" number:country="PL">
      <number:number number:decimal-places="2" number:min-integer-digits="1" number:grouping="true"/>
    </number:number-style>
    <style:style style:name="ce1" style:family="table-cell" style:parent-style-name="Default" style:data-style-name="N1000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Pow</text:p>
          </table:table-cell>
          <table:table-cell office:value-type="string">
            <text:p>Cena</text:p>
          </table:table-cell>
          <table:table-cell office:value-type="string">
            <text:p>cena_m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23000">
            <text:p>423000</text:p>
          </table:table-cell>
          <table:table-cell table:formula="of:=[.B2]/[.A2]" office:value-type="float" office:value="7553.57142857143">
            <text:p>7553,5714285714</text:p>
          </table:table-cell>
          <table:table-cell/>
          <table:table-cell office:value-type="string">
            <text:p>Średnia:</text:p>
          </table:table-cell>
          <table:table-cell table:formula="of:=AVERAGE([.C2:.C72])" office:value-type="float" office:value="7160.98075109542">
            <text:p>7160,9807510954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5000">
            <text:p>345000</text:p>
          </table:table-cell>
          <table:table-cell table:formula="of:=[.B3]/[.A3]" office:value-type="float" office:value="7666.66666666667">
            <text:p>7666,6666666667</text:p>
          </table:table-cell>
          <table:table-cell/>
          <table:table-cell office:value-type="string">
            <text:p>Mediana:</text:p>
          </table:table-cell>
          <table:table-cell table:formula="of:=_xlfn.quartile.inc([.C$2:.C$72];2)" office:value-type="float" office:value="6566.64705882353">
            <text:p>6566,6470588235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55664">
            <text:p>455664</text:p>
          </table:table-cell>
          <table:table-cell table:formula="of:=[.B4]/[.A4]" office:value-type="float" office:value="5995.57894736842">
            <text:p>5995,5789473684</text:p>
          </table:table-cell>
          <table:table-cell/>
          <table:table-cell office:value-type="string">
            <text:p>Q10</text:p>
          </table:table-cell>
          <table:table-cell table:formula="of:=_xlfn.percentile.inc([.C$2:.C$72];0.1)" office:value-type="float" office:value="4119.16363636364">
            <text:p>4119,1636363636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0000">
            <text:p>330000</text:p>
          </table:table-cell>
          <table:table-cell table:formula="of:=[.B5]/[.A5]" office:value-type="float" office:value="5000">
            <text:p>5000</text:p>
          </table:table-cell>
          <table:table-cell/>
          <table:table-cell office:value-type="string">
            <text:p>Q25</text:p>
          </table:table-cell>
          <table:table-cell table:formula="of:=_xlfn.percentile.inc([.C$2:.C$72];0.25)" office:value-type="float" office:value="5017.38888888889">
            <text:p>5017,3888888889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0000">
            <text:p>450000</text:p>
          </table:table-cell>
          <table:table-cell table:formula="of:=[.B6]/[.A6]" office:value-type="float" office:value="9782.60869565217">
            <text:p>9782,6086956522</text:p>
          </table:table-cell>
          <table:table-cell/>
          <table:table-cell office:value-type="string">
            <text:p>Q50</text:p>
          </table:table-cell>
          <table:table-cell table:formula="of:=_xlfn.percentile.inc([.C$2:.C$72];0.5)" office:value-type="float" office:value="6566.64705882353">
            <text:p>6566,6470588235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0000">
            <text:p>280000</text:p>
          </table:table-cell>
          <table:table-cell table:formula="of:=[.B7]/[.A7]" office:value-type="float" office:value="4307.69230769231">
            <text:p>4307,6923076923</text:p>
          </table:table-cell>
          <table:table-cell/>
          <table:table-cell office:value-type="string">
            <text:p>Q75</text:p>
          </table:table-cell>
          <table:table-cell table:formula="of:=_xlfn.percentile.inc([.C$2:.C$72];0.75)" office:value-type="float" office:value="8217.55723905724">
            <text:p>8217,5572390572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0000">
            <text:p>250000</text:p>
          </table:table-cell>
          <table:table-cell table:formula="of:=[.B8]/[.A8]" office:value-type="float" office:value="3846.15384615385">
            <text:p>3846,1538461539</text:p>
          </table:table-cell>
          <table:table-cell/>
          <table:table-cell office:value-type="string">
            <text:p>Q90</text:p>
          </table:table-cell>
          <table:table-cell table:formula="of:=_xlfn.percentile.inc([.C$2:.C$72];0.9)" office:value-type="float" office:value="11814.2173913043">
            <text:p>11814,2173913043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000">
            <text:p>380000</text:p>
          </table:table-cell>
          <table:table-cell table:formula="of:=[.B9]/[.A9]" office:value-type="float" office:value="6333.33333333333">
            <text:p>6333,3333333333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50000">
            <text:p>450000</text:p>
          </table:table-cell>
          <table:table-cell table:formula="of:=[.B10]/[.A10]" office:value-type="float" office:value="8181.81818181818">
            <text:p>8181,8181818182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00000">
            <text:p>800000</text:p>
          </table:table-cell>
          <table:table-cell table:formula="of:=[.B11]/[.A11]" office:value-type="float" office:value="10526.3157894737">
            <text:p>10526,3157894737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90000">
            <text:p>290000</text:p>
          </table:table-cell>
          <table:table-cell table:formula="of:=[.B12]/[.A12]" office:value-type="float" office:value="5087.71929824562">
            <text:p>5087,719298245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10000">
            <text:p>410000</text:p>
          </table:table-cell>
          <table:table-cell table:formula="of:=[.B13]/[.A13]" office:value-type="float" office:value="6119.40298507463">
            <text:p>6119,4029850746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0000">
            <text:p>310000</text:p>
          </table:table-cell>
          <table:table-cell table:formula="of:=[.B14]/[.A14]" office:value-type="float" office:value="7560.9756097561">
            <text:p>7560,9756097561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0000">
            <text:p>390000</text:p>
          </table:table-cell>
          <table:table-cell table:formula="of:=[.B15]/[.A15]" office:value-type="float" office:value="5735.29411764706">
            <text:p>5735,2941176471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0000">
            <text:p>400000</text:p>
          </table:table-cell>
          <table:table-cell table:formula="of:=[.B16]/[.A16]" office:value-type="float" office:value="6779.66101694915">
            <text:p>6779,6610169492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0000">
            <text:p>280000</text:p>
          </table:table-cell>
          <table:table-cell table:formula="of:=[.B17]/[.A17]" office:value-type="float" office:value="4242.42424242424">
            <text:p>4242,4242424243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0000">
            <text:p>280000</text:p>
          </table:table-cell>
          <table:table-cell table:formula="of:=[.B18]/[.A18]" office:value-type="float" office:value="6222.22222222222">
            <text:p>6222,2222222222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70000">
            <text:p>270000</text:p>
          </table:table-cell>
          <table:table-cell table:formula="of:=[.B19]/[.A19]" office:value-type="float" office:value="4909.09090909091">
            <text:p>4909,0909090909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5353">
            <text:p>345353</text:p>
          </table:table-cell>
          <table:table-cell table:formula="of:=[.B20]/[.A20]" office:value-type="float" office:value="7674.51111111111">
            <text:p>7674,511111111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6544">
            <text:p>366544</text:p>
          </table:table-cell>
          <table:table-cell table:formula="of:=[.B21]/[.A21]" office:value-type="float" office:value="10780.7058823529">
            <text:p>10780,7058823529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5345">
            <text:p>345345</text:p>
          </table:table-cell>
          <table:table-cell table:formula="of:=[.B22]/[.A22]" office:value-type="float" office:value="7674.33333333333">
            <text:p>7674,3333333333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5357">
            <text:p>535357</text:p>
          </table:table-cell>
          <table:table-cell table:formula="of:=[.B23]/[.A23]" office:value-type="float" office:value="15295.9142857143">
            <text:p>15295,9142857143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34242">
            <text:p>234242</text:p>
          </table:table-cell>
          <table:table-cell table:formula="of:=[.B24]/[.A24]" office:value-type="float" office:value="4182.89285714286">
            <text:p>4182,8928571429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5353">
            <text:p>345353</text:p>
          </table:table-cell>
          <table:table-cell table:formula="of:=[.B25]/[.A25]" office:value-type="float" office:value="7674.51111111111">
            <text:p>7674,5111111111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2423">
            <text:p>342423</text:p>
          </table:table-cell>
          <table:table-cell table:formula="of:=[.B26]/[.A26]" office:value-type="float" office:value="9783.51428571429">
            <text:p>9783,5142857143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35436">
            <text:p>235436</text:p>
          </table:table-cell>
          <table:table-cell table:formula="of:=[.B27]/[.A27]" office:value-type="float" office:value="3513.97014925373">
            <text:p>3513,9701492537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35353">
            <text:p>435353</text:p>
          </table:table-cell>
          <table:table-cell table:formula="of:=[.B28]/[.A28]" office:value-type="float" office:value="6697.73846153846">
            <text:p>6697,7384615385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58588">
            <text:p>658588</text:p>
          </table:table-cell>
          <table:table-cell table:formula="of:=[.B29]/[.A29]" office:value-type="float" office:value="12196.0740740741">
            <text:p>12196,0740740741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5655">
            <text:p>235655</text:p>
          </table:table-cell>
          <table:table-cell table:formula="of:=[.B30]/[.A30]" office:value-type="float" office:value="5236.77777777778">
            <text:p>5236,7777777778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55565">
            <text:p>455565</text:p>
          </table:table-cell>
          <table:table-cell table:formula="of:=[.B31]/[.A31]" office:value-type="float" office:value="7008.69230769231">
            <text:p>7008,6923076923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2222">
            <text:p>222222</text:p>
          </table:table-cell>
          <table:table-cell table:formula="of:=[.B32]/[.A32]" office:value-type="float" office:value="5167.95348837209">
            <text:p>5167,9534883721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54654">
            <text:p>354654</text:p>
          </table:table-cell>
          <table:table-cell table:formula="of:=[.B33]/[.A33]" office:value-type="float" office:value="5293.34328358209">
            <text:p>5293,343283582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3266">
            <text:p>223266</text:p>
          </table:table-cell>
          <table:table-cell table:formula="of:=[.B34]/[.A34]" office:value-type="float" office:value="6566.64705882353">
            <text:p>6566,6470588235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22266">
            <text:p>322266</text:p>
          </table:table-cell>
          <table:table-cell table:formula="of:=[.B35]/[.A35]" office:value-type="float" office:value="7494.55813953488">
            <text:p>7494,5581395349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3322">
            <text:p>323322</text:p>
          </table:table-cell>
          <table:table-cell table:formula="of:=[.B36]/[.A36]" office:value-type="float" office:value="7184.93333333333">
            <text:p>7184,9333333333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23236">
            <text:p>323236</text:p>
          </table:table-cell>
          <table:table-cell table:formula="of:=[.B37]/[.A37]" office:value-type="float" office:value="7026.86956521739">
            <text:p>7026,8695652174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45444">
            <text:p>545444</text:p>
          </table:table-cell>
          <table:table-cell table:formula="of:=[.B38]/[.A38]" office:value-type="float" office:value="11605.1914893617">
            <text:p>11605,1914893617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44546">
            <text:p>444546</text:p>
          </table:table-cell>
          <table:table-cell table:formula="of:=[.B39]/[.A39]" office:value-type="float" office:value="8082.65454545455">
            <text:p>8082,6545454546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22322">
            <text:p>322322</text:p>
          </table:table-cell>
          <table:table-cell table:formula="of:=[.B40]/[.A40]" office:value-type="float" office:value="5463.08474576271">
            <text:p>5463,0847457627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2222">
            <text:p>222222</text:p>
          </table:table-cell>
          <table:table-cell table:formula="of:=[.B41]/[.A41]" office:value-type="float" office:value="3766.47457627119">
            <text:p>3766,4745762712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55464">
            <text:p>255464</text:p>
          </table:table-cell>
          <table:table-cell table:formula="of:=[.B42]/[.A42]" office:value-type="float" office:value="3756.82352941176">
            <text:p>3756,8235294118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65552">
            <text:p>565552</text:p>
          </table:table-cell>
          <table:table-cell table:formula="of:=[.B43]/[.A43]" office:value-type="float" office:value="9585.62711864407">
            <text:p>9585,6271186441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3464">
            <text:p>363464</text:p>
          </table:table-cell>
          <table:table-cell table:formula="of:=[.B44]/[.A44]" office:value-type="float" office:value="5591.75384615385">
            <text:p>5591,7538461539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43454">
            <text:p>543454</text:p>
          </table:table-cell>
          <table:table-cell table:formula="of:=[.B45]/[.A45]" office:value-type="float" office:value="11814.2173913043">
            <text:p>11814,2173913043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2346">
            <text:p>352346</text:p>
          </table:table-cell>
          <table:table-cell table:formula="of:=[.B46]/[.A46]" office:value-type="float" office:value="10067.0285714286">
            <text:p>10067,0285714286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3456">
            <text:p>453456</text:p>
          </table:table-cell>
          <table:table-cell table:formula="of:=[.B47]/[.A47]" office:value-type="float" office:value="13336.9411764706">
            <text:p>13336,9411764706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45633">
            <text:p>545633</text:p>
          </table:table-cell>
          <table:table-cell table:formula="of:=[.B48]/[.A48]" office:value-type="float" office:value="12125.1777777778">
            <text:p>12125,1777777778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5353">
            <text:p>335353</text:p>
          </table:table-cell>
          <table:table-cell table:formula="of:=[.B49]/[.A49]" office:value-type="float" office:value="7290.28260869565">
            <text:p>7290,2826086957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54564">
            <text:p>554564</text:p>
          </table:table-cell>
          <table:table-cell table:formula="of:=[.B50]/[.A50]" office:value-type="float" office:value="7296.8947368421">
            <text:p>7296,8947368421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51651">
            <text:p>551651</text:p>
          </table:table-cell>
          <table:table-cell table:formula="of:=[.B51]/[.A51]" office:value-type="float" office:value="12258.9111111111">
            <text:p>12258,9111111111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5888">
            <text:p>365888</text:p>
          </table:table-cell>
          <table:table-cell table:formula="of:=[.B52]/[.A52]" office:value-type="float" office:value="5629.04615384615">
            <text:p>5629,046153846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5565">
            <text:p>565565</text:p>
          </table:table-cell>
          <table:table-cell table:formula="of:=[.B53]/[.A53]" office:value-type="float" office:value="12568.1111111111">
            <text:p>12568,1111111111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5686">
            <text:p>255686</text:p>
          </table:table-cell>
          <table:table-cell table:formula="of:=[.B54]/[.A54]" office:value-type="float" office:value="3933.63076923077">
            <text:p>3933,6307692308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6565">
            <text:p>226565</text:p>
          </table:table-cell>
          <table:table-cell table:formula="of:=[.B55]/[.A55]" office:value-type="float" office:value="5034.77777777778">
            <text:p>5034,7777777778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56599">
            <text:p>656599</text:p>
          </table:table-cell>
          <table:table-cell table:formula="of:=[.B56]/[.A56]" office:value-type="float" office:value="13679.1458333333">
            <text:p>13679,1458333333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4455">
            <text:p>454455</text:p>
          </table:table-cell>
          <table:table-cell table:formula="of:=[.B57]/[.A57]" office:value-type="float" office:value="9274.59183673469">
            <text:p>9274,5918367347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15151">
            <text:p>415151</text:p>
          </table:table-cell>
          <table:table-cell table:formula="of:=[.B58]/[.A58]" office:value-type="float" office:value="11220.2972972973">
            <text:p>11220,2972972973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32223">
            <text:p>232223</text:p>
          </table:table-cell>
          <table:table-cell table:formula="of:=[.B59]/[.A59]" office:value-type="float" office:value="4940.91489361702">
            <text:p>4940,914893617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2232">
            <text:p>232232</text:p>
          </table:table-cell>
          <table:table-cell table:formula="of:=[.B60]/[.A60]" office:value-type="float" office:value="5954.66666666667">
            <text:p>5954,6666666667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32323">
            <text:p>232323</text:p>
          </table:table-cell>
          <table:table-cell table:formula="of:=[.B61]/[.A61]" office:value-type="float" office:value="5280.06818181818">
            <text:p>5280,0681818182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2554">
            <text:p>232554</text:p>
          </table:table-cell>
          <table:table-cell table:formula="of:=[.B62]/[.A62]" office:value-type="float" office:value="4844.875">
            <text:p>4844,875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33332">
            <text:p>233332</text:p>
          </table:table-cell>
          <table:table-cell table:formula="of:=[.B63]/[.A63]" office:value-type="float" office:value="3482.5671641791">
            <text:p>3482,5671641791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22555">
            <text:p>322555</text:p>
          </table:table-cell>
          <table:table-cell table:formula="of:=[.B64]/[.A64]" office:value-type="float" office:value="5658.85964912281">
            <text:p>5658,8596491228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5488">
            <text:p>245488</text:p>
          </table:table-cell>
          <table:table-cell table:formula="of:=[.B65]/[.A65]" office:value-type="float" office:value="3776.73846153846">
            <text:p>3776,7384615385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3233">
            <text:p>223233</text:p>
          </table:table-cell>
          <table:table-cell table:formula="of:=[.B66]/[.A66]" office:value-type="float" office:value="4852.89130434783">
            <text:p>4852,8913043478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56555">
            <text:p>556555</text:p>
          </table:table-cell>
          <table:table-cell table:formula="of:=[.B67]/[.A67]" office:value-type="float" office:value="7420.73333333333">
            <text:p>7420,7333333333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6554">
            <text:p>226554</text:p>
          </table:table-cell>
          <table:table-cell table:formula="of:=[.B68]/[.A68]" office:value-type="float" office:value="4119.16363636364">
            <text:p>4119,1636363636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45678">
            <text:p>445678</text:p>
          </table:table-cell>
          <table:table-cell table:formula="of:=[.B69]/[.A69]" office:value-type="float" office:value="8253.2962962963">
            <text:p>8253,2962962963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50000">
            <text:p>250000</text:p>
          </table:table-cell>
          <table:table-cell table:formula="of:=[.B70]/[.A70]" office:value-type="float" office:value="5813.95348837209">
            <text:p>5813,9534883721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0000">
            <text:p>280000</text:p>
          </table:table-cell>
          <table:table-cell table:formula="of:=[.B71]/[.A71]" office:value-type="float" office:value="4179.10447761194">
            <text:p>4179,1044776119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00000">
            <text:p>300000</text:p>
          </table:table-cell>
          <table:table-cell table:formula="of:=[.B72]/[.A72]" office:value-type="float" office:value="4166.66666666667">
            <text:p>4166,6666666667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250000/65" office:value-type="float" office:value="3846.15384615385">
            <text:p>3846,1538461539</text:p>
          </table:table-cell>
          <table:table-cell/>
          <table:table-cell office:value-type="string">
            <text:p>Q10</text:p>
          </table:table-cell>
          <table:table-cell table:style-name="ce1" table:formula="of:=_xlfn.percentile.inc([.C$4:.C$6];0.1)" office:value-type="float" office:value="3910.25641025641">
            <text:p>3 910,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300000/72" office:value-type="float" office:value="4166.66666666667">
            <text:p>4166,6666666667</text:p>
          </table:table-cell>
          <table:table-cell/>
          <table:table-cell office:value-type="string">
            <text:p>Q25</text:p>
          </table:table-cell>
          <table:table-cell table:style-name="ce1" table:formula="of:=_xlfn.percentile.inc([.C$4:.C$6];0.25)" office:value-type="float" office:value="4006.41025641026">
            <text:p>4 006,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400000/59" office:value-type="float" office:value="6779.66101694915">
            <text:p>6779,6610169492</text:p>
          </table:table-cell>
          <table:table-cell/>
          <table:table-cell office:value-type="string">
            <text:p>Q50</text:p>
          </table:table-cell>
          <table:table-cell table:style-name="ce1" table:formula="of:=_xlfn.percentile.inc([.C$4:.C$6];0.5)" office:value-type="float" office:value="4166.66666666667">
            <text:p>4 166,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Q75</text:p>
          </table:table-cell>
          <table:table-cell table:style-name="ce1" table:formula="of:=_xlfn.percentile.inc([.C$4:.C$6];0.75)" office:value-type="float" office:value="5473.16384180791">
            <text:p>5 473,1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Q90</text:p>
          </table:table-cell>
          <table:table-cell table:style-name="ce1" table:formula="of:=_xlfn.percentile.inc([.C$4:.C$6];0.9)" office:value-type="float" office:value="6257.06214689266">
            <text:p>6 257,06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Arkusz1.$C$1" table:expression="[.B1]/[.A1]"/>
        <table:named-expression table:name="__shared_1_1_0" table:base-cell-address="$Arkusz1.$C$1" table:expression="[.B1]/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000" number:language="pl" number:country="PL">
      <number:number number:min-integer-digits="1"/>
    </number:number-style>
    <number:number-style style:name="N10106P0" style:volatile="true" number:language="pl" number:country="PL">
      <number:number number:decimal-places="0" number:min-integer-digits="1" number:grouping="true"/>
      <number:text> zł</number:text>
    </number:number-style>
    <number:number-style style:name="N10106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6P0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2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date-style style:name="N1011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1" number:language="pl" number:country="PL">
      <number:day number:style="long"/>
      <number:text>-</number:text>
      <number:month number:textual="true"/>
    </number:date-style>
    <number:date-style style:name="N10112" number:language="pl" number:country="PL">
      <number:month number:textual="true"/>
      <number:text>-</number:text>
      <number:year/>
    </number:date-style>
    <number:time-style style:name="N10113" number:language="pl" number:country="PL">
      <number:hours/>
      <number:text>:</number:text>
      <number:minutes number:style="long"/>
      <number:text> </number:text>
      <number:am-pm/>
    </number:time-style>
    <number:time-style style:name="N1011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number:fill-character> </number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number:fill-character> </number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pl" number:country="PL">
      <number:minutes number:style="long"/>
      <number:text>:</number:text>
      <number:seconds number:style="long"/>
    </number:time-style>
    <number:time-style style:name="N10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pl" number:country="PL">
      <number:minutes number:style="long"/>
      <number:text>:</number:text>
      <number:seconds number:style="long" number:decimal-places="1"/>
    </number:time-style>
    <number:number-style style:name="N10127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ćkowiak Wojciech</meta:initial-creator>
    <dc:creator>Maćkowiak Wojciech</dc:creator>
    <meta:creation-date>2011-09-26T08:10:40</meta:creation-date>
    <dc:date>2011-09-27T06:25:43</dc:date>
    <meta:generator>LibreOffice/4.0.5.2$Windows_x86 LibreOffice_project/5464147a081647a250913f19c0715bca595af2f</meta:generator>
    <meta:document-statistic meta:table-count="3" meta:cell-count="243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